
<file path=META-INF/manifest.xml><?xml version="1.0" encoding="utf-8"?>
<manifest:manifest xmlns:manifest="urn:oasis:names:tc:opendocument:xmlns:manifest:1.0">
  <manifest:file-entry manifest:media-type="application/vnd.oasis.opendocument.formula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table>
      <math:mtr/>
      <math:mtr>
        <math:mrow>
          <math:mrow>
            <math:msub>
              <math:mi>V</math:mi>
              <math:mn>0</math:mn>
            </math:msub>
            <math:mo math:stretchy="false">+</math:mo>
            <math:msub>
              <math:mi>V</math:mi>
              <math:mi math:fontstyle="italic">BE</math:mi>
            </math:msub>
          </math:mrow>
          <math:mo math:stretchy="false">=</math:mo>
          <math:mfrac>
            <math:mrow>
              <math:msub>
                <math:mi>R</math:mi>
                <math:mn>2</math:mn>
              </math:msub>
              <math:msub>
                <math:mi>V</math:mi>
                <math:mi>i</math:mi>
              </math:msub>
            </math:mrow>
            <math:mrow>
              <math:msub>
                <math:mi>R</math:mi>
                <math:mn>1</math:mn>
              </math:msub>
              <math:mo math:stretchy="false">+</math:mo>
              <math:msub>
                <math:mi>R</math:mi>
                <math:mn>2</math:mn>
              </math:msub>
            </math:mrow>
          </math:mfrac>
        </math:mrow>
      </math:mtr>
      <math:mtr>
        <math:mrow>
          <math:mrow>
            <math:msub>
              <math:mi>V</math:mi>
              <math:mi>i</math:mi>
            </math:msub>
            <math:mo math:stretchy="false">=</math:mo>
            <math:mrow>
              <math:msub>
                <math:mi>V</math:mi>
                <math:mn>0</math:mn>
              </math:msub>
              <math:mo math:stretchy="false">+</math:mo>
              <math:msub>
                <math:mi>R</math:mi>
                <math:mi math:fontstyle="italic">sc</math:mi>
              </math:msub>
            </math:mrow>
          </math:mrow>
          <math:msub>
            <math:mi>I</math:mi>
            <math:mi math:fontstyle="italic">max</math:mi>
          </math:msub>
        </math:mrow>
      </math:mtr>
      <math:mtr>
        <math:mrow>
          <math:mrow>
            <math:mrow>
              <math:msub>
                <math:mi>V</math:mi>
                <math:mn>0</math:mn>
              </math:msub>
              <math:mo math:stretchy="false">+</math:mo>
              <math:msub>
                <math:mi>V</math:mi>
                <math:mi math:fontstyle="italic">BE</math:mi>
              </math:msub>
            </math:mrow>
            <math:mo math:stretchy="false">=</math:mo>
            <math:mfrac>
              <math:msub>
                <math:mi>R</math:mi>
                <math:mn>2</math:mn>
              </math:msub>
              <math:mrow>
                <math:msub>
                  <math:mi>R</math:mi>
                  <math:mn>1</math:mn>
                </math:msub>
                <math:mo math:stretchy="false">+</math:mo>
                <math:msub>
                  <math:mi>R</math:mi>
                  <math:mn>2</math:mn>
                </math:msub>
              </math:mrow>
            </math:mfrac>
          </math:mrow>
          <math:mrow>
            <math:mo math:stretchy="false">(</math:mo>
            <math:mrow>
              <math:mrow>
                <math:msub>
                  <math:mi>V</math:mi>
                  <math:mn>0</math:mn>
                </math:msub>
                <math:mo math:stretchy="false">+</math:mo>
                <math:msub>
                  <math:mi>R</math:mi>
                  <math:mi math:fontstyle="italic">sc</math:mi>
                </math:msub>
              </math:mrow>
              <math:msub>
                <math:mi>I</math:mi>
                <math:mi math:fontstyle="italic">max</math:mi>
              </math:msub>
            </math:mrow>
            <math:mo math:stretchy="false">)</math:mo>
          </math:mrow>
        </math:mrow>
      </math:mtr>
      <math:mtr/>
      <math:mtr>
        <math:mrow>
          <math:msub>
            <math:mi>I</math:mi>
            <math:mi math:fontstyle="italic">max</math:mi>
          </math:msub>
          <math:mi>:</math:mi>
        </math:mrow>
      </math:mtr>
      <math:mtr>
        <math:mrow>
          <math:mrow>
            <math:mfrac>
              <math:msub>
                <math:mi>R</math:mi>
                <math:mn>1</math:mn>
              </math:msub>
              <math:msub>
                <math:mi>R</math:mi>
                <math:mn>2</math:mn>
              </math:msub>
            </math:mfrac>
            <math:mo math:stretchy="false">=</math:mo>
            <math:mfrac>
              <math:msub>
                <math:mi>I</math:mi>
                <math:mi math:fontstyle="italic">max</math:mi>
              </math:msub>
              <math:mrow>
                <math:msub>
                  <math:mi>V</math:mi>
                  <math:mn>0</math:mn>
                </math:msub>
                <math:mo math:stretchy="false">+</math:mo>
                <math:msub>
                  <math:mi>V</math:mi>
                  <math:mi math:fontstyle="italic">BE</math:mi>
                </math:msub>
              </math:mrow>
            </math:mfrac>
          </math:mrow>
          <math:mrow>
            <math:msub>
              <math:mi>R</math:mi>
              <math:mi math:fontstyle="italic">sc</math:mi>
            </math:msub>
            <math:mo math:stretchy="false">−</math:mo>
            <math:mfrac>
              <math:msub>
                <math:mi>V</math:mi>
                <math:mi math:fontstyle="italic">BE</math:mi>
              </math:msub>
              <math:mrow>
                <math:msub>
                  <math:mi>V</math:mi>
                  <math:mn>0</math:mn>
                </math:msub>
                <math:mo math:stretchy="false">+</math:mo>
                <math:msub>
                  <math:mi>V</math:mi>
                  <math:mi math:fontstyle="italic">BE</math:mi>
                </math:msub>
              </math:mrow>
            </math:mfrac>
          </math:mrow>
        </math:mrow>
      </math:mtr>
      <math:mtr>
        <math:mrow>
          <math:msub>
            <math:mi>I</math:mi>
            <math:mi math:fontstyle="italic">sc</math:mi>
          </math:msub>
          <math:mi>:</math:mi>
          <math:mrow>
            <math:msub>
              <math:mi>V</math:mi>
              <math:mn>0</math:mn>
            </math:msub>
            <math:mo math:stretchy="false">=</math:mo>
            <math:mn>0</math:mn>
          </math:mrow>
        </math:mrow>
      </math:mtr>
      <math:mtr>
        <math:mrow>
          <math:mfrac>
            <math:msub>
              <math:mi>R</math:mi>
              <math:mn>1</math:mn>
            </math:msub>
            <math:msub>
              <math:mi>R</math:mi>
              <math:mn>2</math:mn>
            </math:msub>
          </math:mfrac>
          <math:mo math:stretchy="false">=</math:mo>
          <math:mrow>
            <math:mfrac>
              <math:mrow>
                <math:msub>
                  <math:mi>I</math:mi>
                  <math:mi math:fontstyle="italic">sc</math:mi>
                </math:msub>
                <math:msub>
                  <math:mi>R</math:mi>
                  <math:mi math:fontstyle="italic">sc</math:mi>
                </math:msub>
              </math:mrow>
              <math:msub>
                <math:mi>V</math:mi>
                <math:mi math:fontstyle="italic">BE</math:mi>
              </math:msub>
            </math:mfrac>
            <math:mo math:stretchy="false">−</math:mo>
            <math:mn>1.0</math:mn>
          </math:mrow>
        </math:mrow>
      </math:mtr>
    </math:mtable>
    <math:annotation math:encoding="StarMath 5.0">newline
V_0+V_{BE}={R_2 V_i } over {R_1 + R_2} newline
V_i=V_0+R_{sc}I_{max} newline
V_0+V_{BE}=R_2 over {R_1 + R_2} (V_0+R_{sc}I_{max}) newline

newline
I_{max}:  newline
R_1 over R_2 = I_{max} over {V_0+V_{BE}} R_{sc} - V_{BE} over {V_0+V_{BE}} 
newline
I_{sc}: V_0=0 newline
R_1 over R_2 = {I_{sc} R_{sc}} over V_{BE} - 1.0
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creation-date>2007-08-24T16:34:31</meta:creation-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